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1844</text:p>
          </table:table-cell>
          <table:table-cell table:style-name="Tabela2.C6" table:number-columns-spanned="2" office:value-type="string">
            <text:p text:style-name="P5">SANHI DANTAS DA COST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41, 251, 261, 271, 311, 321, 331, 351, 361 e 3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8930</text:p>
          </table:table-cell>
          <table:table-cell table:style-name="Tabela2.C6" table:number-columns-spanned="2" office:value-type="string">
            <text:p text:style-name="P5">FABIO AURELIO DE ARAUJO AQUIN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12, 1122, 1132, 1152, 282 e 114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3150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22</text:p>
          </table:table-cell>
          <table:covered-table-cell/>
          <table:table-cell table:style-name="Tabela2.M6" table:number-columns-spanned="2" office:value-type="string">
            <text:p text:style-name="P4">312, 422 e 411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66261</text:p>
          </table:table-cell>
          <table:table-cell table:style-name="Tabela2.C6" table:number-columns-spanned="2" office:value-type="string">
            <text:p text:style-name="P5">JOSYVANE PER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31, 141, 151, 161, 171, 211, 221, 121 e 2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49639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, 2102, 2112, 2122, 372, 382, 392, 3102, 311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51477</text:p>
          </table:table-cell>
          <table:table-cell table:style-name="Tabela2.C6" table:number-columns-spanned="2" office:value-type="string">
            <text:p text:style-name="P5">ALINE LILIANE MENDES SALVAD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13, 2143, 2153, 2163, 2173, 3133, 3143, 3163, 120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14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07472</text:p>
          </table:table-cell>
          <table:table-cell table:style-name="Tabela2.C6" table:number-columns-spanned="2" office:value-type="string">
            <text:p text:style-name="P5">ALCIONE ALMEIDA ALV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, 251, 321, 331, 341, 351, 36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90634</text:p>
          </table:table-cell>
          <table:table-cell table:style-name="Tabela2.C6" table:number-columns-spanned="2" office:value-type="string">
            <text:p text:style-name="P5">FABIANE DE FATIMA VI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12, 1142, 282, 2102, 2132 e 1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8609</text:p>
          </table:table-cell>
          <table:table-cell table:style-name="Tabela2.C6" table:number-columns-spanned="2" office:value-type="string">
            <text:p text:style-name="P5">CLARCK CLAUDINEI VILHENA DE MEL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211, 221, 122, 232, 312, 422 e 411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58765</text:p>
          </table:table-cell>
          <table:table-cell table:style-name="Tabela2.C6" table:number-columns-spanned="2" office:value-type="string">
            <text:p text:style-name="P5">CILENE CHAVES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93, 2143, 2153, 2163, 2173, 3143, 3153, 316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2351</text:p>
          </table:table-cell>
          <table:table-cell table:style-name="Tabela2.C6" table:number-columns-spanned="2" office:value-type="string">
            <text:p text:style-name="P5">LEIA MARTINS FURTA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, 2112, 372, 392, 3102, 3112, 3122 e 3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3851</text:p>
          </table:table-cell>
          <table:table-cell table:style-name="Tabela2.C6" table:number-columns-spanned="2" office:value-type="string">
            <text:p text:style-name="P5">ANTONIO CRISTO BAHIA DA SILVA JUNIOR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1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13 e 120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81107</text:p>
          </table:table-cell>
          <table:table-cell table:style-name="Tabela2.C6" table:number-columns-spanned="2" office:value-type="string">
            <text:p text:style-name="P5">NORMA SOUZA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71 e 2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4248</text:p>
          </table:table-cell>
          <table:table-cell table:style-name="Tabela2.C6" table:number-columns-spanned="2" office:value-type="string">
            <text:p text:style-name="P5">LUANA FREITAS REGO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12, 1122, 1132, 1142, 1152, 282, 292, 1102 e 2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1809</text:p>
          </table:table-cell>
          <table:table-cell table:style-name="Tabela2.C6" table:number-columns-spanned="2" office:value-type="string">
            <text:p text:style-name="P5">IZAN PATRICK CARVALHO DANT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03, 1213, 2143, 2163, 2173, 3143, 3153 e 2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65332</text:p>
          </table:table-cell>
          <table:table-cell table:style-name="Tabela2.C6" table:number-columns-spanned="2" office:value-type="string">
            <text:p text:style-name="P5">PEDRO ADERBAL SOUSA SOBRINH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31, 141, 151, 161, 171, 221, 231, 121 e 2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87310</text:p>
          </table:table-cell>
          <table:table-cell table:style-name="Tabela2.C6" table:number-columns-spanned="2" office:value-type="string">
            <text:p text:style-name="P5">RAIMUNDO INACIO PICANCO CORRE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9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11, 211, 122, 312, 422, 111, 221 e 232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20165</text:p>
          </table:table-cell>
          <table:table-cell table:style-name="Tabela2.C6" table:number-columns-spanned="2" office:value-type="string">
            <text:p text:style-name="P5">LAURA MARIA CARVALHO DA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71, 311, 321, 331, 341, 351, 26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09073</text:p>
          </table:table-cell>
          <table:table-cell table:style-name="Tabela2.C6" table:number-columns-spanned="2" office:value-type="string">
            <text:p text:style-name="P5">RICARDO GUIMARAES MARINH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41, 2112, 2132, 372, 382, 392, 3102, 3112, 3122 e 2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8502</text:p>
          </table:table-cell>
          <table:table-cell table:style-name="Tabela2.C6" table:number-columns-spanned="2" office:value-type="string">
            <text:p text:style-name="P5">ELIONAI MACIEL GUIMARAE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22, 282, 2112, 372, 382, 392, 3102, 3112 e 2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88294</text:p>
          </table:table-cell>
          <table:table-cell table:style-name="Tabela2.C6" table:number-columns-spanned="2" office:value-type="string">
            <text:p text:style-name="P5">KATISIANE GUEDES DA SILV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, 231, 251, 321, 341, 351, 36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434310</text:p>
          </table:table-cell>
          <table:table-cell table:style-name="Tabela2.C6" table:number-columns-spanned="2" office:value-type="string">
            <text:p text:style-name="P5">CONCEICAO KELLY FURTADO DE SOUZ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241, 261 e 1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3020</text:p>
          </table:table-cell>
          <table:table-cell table:style-name="Tabela2.C6" table:number-columns-spanned="2" office:value-type="string">
            <text:p text:style-name="P5">LEIA PIRES NEG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43, 2153, 2163, 2173, 3133, 3143, 315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2132 e 3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1057952</text:p>
          </table:table-cell>
          <table:table-cell table:style-name="Tabela2.C6" table:number-columns-spanned="2" office:value-type="string">
            <text:p text:style-name="P5">MARCOS DE ALMEIDA BAS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102, 1112, 1132, 1142, 1152, 292 e 1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1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3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65141</text:p>
          </table:table-cell>
          <table:table-cell table:style-name="Tabela2.C6" table:number-columns-spanned="2" office:value-type="string">
            <text:p text:style-name="P5">BENEDITO ANISIO ALBERTO NERI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21, 311, 331, 351, 361 e 3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395250</text:p>
          </table:table-cell>
          <table:table-cell table:style-name="Tabela2.C6" table:number-columns-spanned="2" office:value-type="string">
            <text:p text:style-name="P5">RERITA NAIR MACEDO TORRI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2143, 2153, 2163, 2173 e 121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88154</text:p>
          </table:table-cell>
          <table:table-cell table:style-name="Tabela2.C6" table:number-columns-spanned="2" office:value-type="string">
            <text:p text:style-name="P5">FABIO SARDINHA QUARESM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92, 3102, 3122 e 3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34921</text:p>
          </table:table-cell>
          <table:table-cell table:style-name="Tabela2.C6" table:number-columns-spanned="2" office:value-type="string">
            <text:p text:style-name="P5">KLEBER CAMPELO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52, 282, 292, 2102, 2112, 2122, 2132 e 114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0588</text:p>
          </table:table-cell>
          <table:table-cell table:style-name="Tabela2.C6" table:number-columns-spanned="2" office:value-type="string">
            <text:p text:style-name="P5">WELBEN WAGNER MACEDO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7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, 231, 241, 251, 261, 271 e 1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908479</text:p>
          </table:table-cell>
          <table:table-cell table:style-name="Tabela2.C6" table:number-columns-spanned="2" office:value-type="string">
            <text:p text:style-name="P5">MILTON SANTOS DA SILVA JUNI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5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53 e 1203</text:p>
          </table:table-cell>
          <table:covered-table-cell/>
          <table:covered-table-cell/>
          <table:table-cell table:style-name="Tabela2.K6" table:number-columns-spanned="2" office:value-type="string">
            <text:p text:style-name="P4">121, 151 e 1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885193</text:p>
          </table:table-cell>
          <table:table-cell table:style-name="Tabela2.C6" table:number-columns-spanned="2" office:value-type="string">
            <text:p text:style-name="P5">MARCELO NET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11, 211, 221, 232, 312, 422, 122 e 111</text:p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43770</text:p>
          </table:table-cell>
          <table:table-cell table:style-name="Tabela2.C6" table:number-columns-spanned="2" office:value-type="string">
            <text:p text:style-name="P5">SANDRA MADURO DOS SAN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63 e 3143</text:p>
          </table:table-cell>
          <table:covered-table-cell/>
          <table:covered-table-cell/>
          <table:table-cell table:style-name="Tabela2.K6" table:number-columns-spanned="2" office:value-type="string">
            <text:p text:style-name="P4">192, 1102, 1112, 1122 e 1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19155</text:p>
          </table:table-cell>
          <table:table-cell table:style-name="Tabela2.C6" table:number-columns-spanned="2" office:value-type="string">
            <text:p text:style-name="P5">SAMIA ADRIANY UCHOA DE MOUR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, 341, 35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04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Novo /</text:p>
            <text:p text:style-name="P4">20 h/s</text:p>
          </table:table-cell>
          <table:table-cell table:style-name="Tabela2.F6" office:value-type="string">
            <text:p text:style-name="P4">4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2 e 2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50203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53, 2163 e 2143</text:p>
          </table:table-cell>
          <table:covered-table-cell/>
          <table:covered-table-cell/>
          <table:table-cell table:style-name="Tabela2.K6" table:number-columns-spanned="2" office:value-type="string">
            <text:p text:style-name="P4">115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9248</text:p>
          </table:table-cell>
          <table:table-cell table:style-name="Tabela2.C6" table:number-columns-spanned="2" office:value-type="string">
            <text:p text:style-name="P5">EDNELMA DO SOCORRO PINHEIRO ROCH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61, 171, 211, 221 e 1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69095</text:p>
          </table:table-cell>
          <table:table-cell table:style-name="Tabela2.C6" table:number-columns-spanned="2" office:value-type="string">
            <text:p text:style-name="P5">GIANFRANCO GUSMAO DE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282, 2132, 372, 382, 392, 3102, 3112, 3122 e 2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9485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2173, 3133, 314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696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31, 241, 251, 271, 182, 192, 1102, 1112, 1142 e 2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870170</text:p>
          </table:table-cell>
          <table:table-cell table:style-name="Tabela2.C6" table:number-columns-spanned="2" office:value-type="string">
            <text:p text:style-name="P5">ALAN FABRICIO AMANAJAS PAIX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02</text:p>
          </table:table-cell>
          <table:covered-table-cell/>
          <table:table-cell table:style-name="Tabela2.M6" table:number-columns-spanned="2" office:value-type="string">
            <text:p text:style-name="P4">122, 232, 312, 422, 111, 411, 221 e 211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5340</text:p>
          </table:table-cell>
          <table:table-cell table:style-name="Tabela2.C6" table:number-columns-spanned="2" office:value-type="string">
            <text:p text:style-name="P5">WALDENORA LIMA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71, 211, 231, 241, 251 e 2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9210</text:p>
          </table:table-cell>
          <table:table-cell table:style-name="Tabela2.C6" table:number-columns-spanned="2" office:value-type="string">
            <text:p text:style-name="P5">TATIANE BLAISE ANGEL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1102, 1112, 1122, 1132, 372 e 1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70978</text:p>
          </table:table-cell>
          <table:table-cell table:style-name="Tabela2.C6" table:number-columns-spanned="2" office:value-type="string">
            <text:p text:style-name="P5">CHRISTIANE GOMES MONT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, 2102, 2112, 2122, 2132 e 2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69133</text:p>
          </table:table-cell>
          <table:table-cell table:style-name="Tabela2.C6" table:number-columns-spanned="2" office:value-type="string">
            <text:p text:style-name="P5">JOSOE ASSUNCAO BAI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411, 211, 122, 232, 312, 422 e 221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35588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4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70935</text:p>
          </table:table-cell>
          <table:table-cell table:style-name="Tabela2.C6" table:number-columns-spanned="2" office:value-type="string">
            <text:p text:style-name="P5">CARLA CRISTINA MAFRA RIB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 e 1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5984</text:p>
          </table:table-cell>
          <table:table-cell table:style-name="Tabela2.C6" table:number-columns-spanned="2" office:value-type="string">
            <text:p text:style-name="P5">LUCINEIDE OLIV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61, 271, 311, 321, 341, 351, 361 e 3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12166</text:p>
          </table:table-cell>
          <table:table-cell table:style-name="Tabela2.C6" table:number-columns-spanned="2" office:value-type="string">
            <text:p text:style-name="P5">KLENIO BRAG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93, 1203, 1213, 2143, 2153, 2163, 2173 e 118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930083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142, 1152, 382, 392, 3102, 3122 e 3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3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6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7113</text:p>
          </table:table-cell>
          <table:table-cell table:style-name="Tabela2.C6" table:number-columns-spanned="2" office:value-type="string">
            <text:p text:style-name="P5">CHARLES MARCELO ROSARI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03, 2143, 2153, 2163, 2173 e 119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5197</text:p>
          </table:table-cell>
          <table:table-cell table:style-name="Tabela2.C6" table:number-columns-spanned="2" office:value-type="string">
            <text:p text:style-name="P5">MERCIA FERREIRA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52, 282, 292, 2102, 2122, 182 e 2112</text:p>
          </table:table-cell>
          <table:covered-table-cell/>
          <table:table-cell table:style-name="Tabela2.M6" table:number-columns-spanned="2" office:value-type="string">
            <text:p text:style-name="P4">122 e 232</text:p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6479</text:p>
          </table:table-cell>
          <table:table-cell table:style-name="Tabela2.C6" table:number-columns-spanned="2" office:value-type="string">
            <text:p text:style-name="P5">CARLA AUGUSTA DA COSTA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21, 151, 161, 171, 211 e 131</text:p>
          </table:table-cell>
          <table:covered-table-cell/>
          <table:table-cell table:style-name="Tabela2.M6" table:number-columns-spanned="2" office:value-type="string">
            <text:p text:style-name="P4">221 e 111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2997</text:p>
          </table:table-cell>
          <table:table-cell table:style-name="Tabela2.C6" table:number-columns-spanned="2" office:value-type="string">
            <text:p text:style-name="P5">ELIZABETH NUNES MAGN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41, 221, 241, 251, 261, 271 e 231</text:p>
          </table:table-cell>
          <table:covered-table-cell/>
          <table:table-cell table:style-name="Tabela2.M6" table:number-columns-spanned="2" office:value-type="string">
            <text:p text:style-name="P4">211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7831</text:p>
          </table:table-cell>
          <table:table-cell table:style-name="Tabela2.C6" table:number-columns-spanned="2" office:value-type="string">
            <text:p text:style-name="P5">MICHELE AZEVEDO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213</text:p>
          </table:table-cell>
          <table:covered-table-cell/>
          <table:covered-table-cell/>
          <table:table-cell table:style-name="Tabela2.K6" table:number-columns-spanned="2" office:value-type="string">
            <text:p text:style-name="P4">192, 1112, 1122, 1142, 2132, 1102 e 1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16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3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11469</text:p>
          </table:table-cell>
          <table:table-cell table:style-name="Tabela2.C6" table:number-columns-spanned="2" office:value-type="string">
            <text:p text:style-name="P5">VIVIAN REGIA BAND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43, 3153, 316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82240</text:p>
          </table:table-cell>
          <table:table-cell table:style-name="Tabela2.C6" table:number-columns-spanned="2" office:value-type="string">
            <text:p text:style-name="P5">SEBASTIAO COSME PER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41, 351, 372, 392, 3102, 3112, 3122 e 3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03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283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25990</text:p>
          </table:table-cell>
          <table:table-cell table:style-name="Tabela2.C6" table:number-columns-spanned="2" office:value-type="string">
            <text:p text:style-name="P5">DENISE VITORIA RODRIGUES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31, 141 e 1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4064</text:p>
          </table:table-cell>
          <table:table-cell table:style-name="Tabela2.C6" table:number-columns-spanned="2" office:value-type="string">
            <text:p text:style-name="P5">ANA MARIA VIAN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32, 1142, 1152 e 1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30067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21, 331, 34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92181</text:p>
          </table:table-cell>
          <table:table-cell table:style-name="Tabela2.C6" table:number-columns-spanned="2" office:value-type="string">
            <text:p text:style-name="P5">MARCILENE NUNES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22, 2132 e 2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09971</text:p>
          </table:table-cell>
          <table:table-cell table:style-name="Tabela2.C6" table:number-columns-spanned="2" office:value-type="string">
            <text:p text:style-name="P5">LUCIANE MONT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43, 3153, 316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7595</text:p>
          </table:table-cell>
          <table:table-cell table:style-name="Tabela2.C6" table:number-columns-spanned="2" office:value-type="string">
            <text:p text:style-name="P5">MICHELE DE OLIVEIRA 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2153, 2163, 2173 e 214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08891</text:p>
          </table:table-cell>
          <table:table-cell table:style-name="Tabela2.C6" table:number-columns-spanned="2" office:value-type="string">
            <text:p text:style-name="P5">MAXIMIANO DE OLIVEIRA DOS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 e 119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620378</text:p>
          </table:table-cell>
          <table:table-cell table:style-name="Tabela2.C6" table:number-columns-spanned="2" office:value-type="string">
            <text:p text:style-name="P5">LEACIDE BATISTA MOUR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 e 1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7939</text:p>
          </table:table-cell>
          <table:table-cell table:style-name="Tabela2.C6" table:number-columns-spanned="2" office:value-type="string">
            <text:p text:style-name="P5">MARIA DO ESPIRITO SANTO NEVES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51, 261 e 2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0</text:p>
          </table:table-cell>
          <table:table-cell table:style-name="Tabela2.B6" office:value-type="string">
            <text:p text:style-name="P5">628905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1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61 e 3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1</text:p>
          </table:table-cell>
          <table:table-cell table:style-name="Tabela2.B6" office:value-type="string">
            <text:p text:style-name="P5">432962</text:p>
          </table:table-cell>
          <table:table-cell table:style-name="Tabela2.C6" table:number-columns-spanned="2" office:value-type="string">
            <text:p text:style-name="P5">GUAJARINA DO S CARMO DE SOUSA CAMA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82, 292 e 2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2</text:p>
          </table:table-cell>
          <table:table-cell table:style-name="Tabela2.B6" office:value-type="string">
            <text:p text:style-name="P5">323004</text:p>
          </table:table-cell>
          <table:table-cell table:style-name="Tabela2.C6" table:number-columns-spanned="2" office:value-type="string">
            <text:p text:style-name="P5">SERGIO GUILHERME CARDOSO GUEDE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51, 161, 171 e 2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3</text:p>
          </table:table-cell>
          <table:table-cell table:style-name="Tabela2.B6" office:value-type="string">
            <text:p text:style-name="P5">950262</text:p>
          </table:table-cell>
          <table:table-cell table:style-name="Tabela2.C6" table:number-columns-spanned="2" office:value-type="string">
            <text:p text:style-name="P5">PATRICIA KELLY NOBRE DOS PASSOS GOM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22, 111, 211, 221, 122, 232, 312 e 411</text:p>
          </table:table-cell>
          <table:covered-table-cell/>
        </table:table-row>
        <table:table-row>
          <table:table-cell table:style-name="Tabela2.A6" office:value-type="string">
            <text:p text:style-name="P4">14</text:p>
          </table:table-cell>
          <table:table-cell table:style-name="Tabela2.B6" office:value-type="string">
            <text:p text:style-name="P5">856894</text:p>
          </table:table-cell>
          <table:table-cell table:style-name="Tabela2.C6" table:number-columns-spanned="2" office:value-type="string">
            <text:p text:style-name="P5">EUSEBIA DE FATIMA SANTA ROSA DE SOU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102 e 3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5</text:p>
          </table:table-cell>
          <table:table-cell table:style-name="Tabela2.B6" office:value-type="string">
            <text:p text:style-name="P5">885185</text:p>
          </table:table-cell>
          <table:table-cell table:style-name="Tabela2.C6" table:number-columns-spanned="2" office:value-type="string">
            <text:p text:style-name="P5">ANTONINA NASCIMENTO BAND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 e 2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1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87170</text:p>
          </table:table-cell>
          <table:table-cell table:style-name="Tabela2.C6" table:number-columns-spanned="2" office:value-type="string">
            <text:p text:style-name="P5">GLEIDSON PINHEIRO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411, 211, 221, 232, 312, 422 e 122</text:p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125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4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71, 182, 192, 1112, 1122, 1132, 1142 e 1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8730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3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5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75664</text:p>
          </table:table-cell>
          <table:table-cell table:style-name="Tabela2.C6" table:number-columns-spanned="2" office:value-type="string">
            <text:p text:style-name="P5">EDSON DE SOUSA M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3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13 e 214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4050</text:p>
          </table:table-cell>
          <table:table-cell table:style-name="Tabela2.C6" table:number-columns-spanned="2" office:value-type="string">
            <text:p text:style-name="P5">ANDREY PEREIRA E PE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92, 3112, 3122 e 3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34868</text:p>
          </table:table-cell>
          <table:table-cell table:style-name="Tabela2.C6" table:number-columns-spanned="2" office:value-type="string">
            <text:p text:style-name="P5">ANTONIA CRISTINA JOSAPHAT BARBOS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31, 341, 351, 361 e 3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94852</text:p>
          </table:table-cell>
          <table:table-cell table:style-name="Tabela2.C6" table:number-columns-spanned="2" office:value-type="string">
            <text:p text:style-name="P5">ROSANGELA GOMES MARTEL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1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51 e 1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80960</text:p>
          </table:table-cell>
          <table:table-cell table:style-name="Tabela2.C6" table:number-columns-spanned="2" office:value-type="string">
            <text:p text:style-name="P5">ALCIONE CORRE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21, 231, 241, 251, 261, 271 e 2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6380</text:p>
          </table:table-cell>
          <table:table-cell table:style-name="Tabela2.C6" table:number-columns-spanned="2" office:value-type="string">
            <text:p text:style-name="P5">ANDRE GEORGE MORAIS DI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82, 292, 2102, 2112, 2132 e 2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4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32658</text:p>
          </table:table-cell>
          <table:table-cell table:style-name="Tabela2.C6" table:number-columns-spanned="2" office:value-type="string">
            <text:p text:style-name="P5">MARIA BETANIA ARAUJ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11 e 2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629596</text:p>
          </table:table-cell>
          <table:table-cell table:style-name="Tabela2.C6" table:number-columns-spanned="2" office:value-type="string">
            <text:p text:style-name="P5">PEDRO EVARISTO VIEIRA COQUEIRO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, 341, 361 e 3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4700</text:p>
          </table:table-cell>
          <table:table-cell table:style-name="Tabela2.C6" table:number-columns-spanned="2" office:value-type="string">
            <text:p text:style-name="P5">RAIMUNDO FRANCISCO FER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03, 1213, 2143, 2153, 2163, 2173 e 119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6680</text:p>
          </table:table-cell>
          <table:table-cell table:style-name="Tabela2.C6" table:number-columns-spanned="2" office:value-type="string">
            <text:p text:style-name="P5">NILEIDE ARAUJO DE ANDRADE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43, 3153, 316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495360</text:p>
          </table:table-cell>
          <table:table-cell table:style-name="Tabela2.C6" table:number-columns-spanned="2" office:value-type="string">
            <text:p text:style-name="P5">EDILSON NAZARENO SANTOS DE SOUZA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12, 1142, 282, 2102, 2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2259</text:p>
          </table:table-cell>
          <table:table-cell table:style-name="Tabela2.C6" table:number-columns-spanned="2" office:value-type="string">
            <text:p text:style-name="P5">ODINELSON PINH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92, 3102, 3112, 3122 e 3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3596</text:p>
          </table:table-cell>
          <table:table-cell table:style-name="Tabela2.C6" table:number-columns-spanned="2" office:value-type="string">
            <text:p text:style-name="P5">MANOEL LOURENCO DA CRUZ MORAI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73, 1183, 1193, 1203, 1213, 2143, 2153, 2173, 3133, 3143, 3153, 1163, 216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232, 111, 211, 221 e 122</text:p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04007</text:p>
          </table:table-cell>
          <table:table-cell table:style-name="Tabela2.C6" table:number-columns-spanned="2" office:value-type="string">
            <text:p text:style-name="P5">ABRAAO MACIEL DE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2, 1122, 1142, 2132, 382, 392, 3102, 3112, 3122 e 37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96233</text:p>
          </table:table-cell>
          <table:table-cell table:style-name="Tabela2.C6" table:number-columns-spanned="2" office:value-type="string">
            <text:p text:style-name="P5">JOAO CARLOS OLIV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, 241, 311, 321, 331, 341, 351, 361 e 2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7776</text:p>
          </table:table-cell>
          <table:table-cell table:style-name="Tabela2.C6" table:number-columns-spanned="2" office:value-type="string">
            <text:p text:style-name="P5">ROSANA PORTUGAL DE FREITAS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31, 271 e 251</text:p>
          </table:table-cell>
          <table:covered-table-cell/>
          <table:table-cell table:style-name="Tabela2.M6" table:number-columns-spanned="2" office:value-type="string">
            <text:p text:style-name="P4">312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3950</text:p>
          </table:table-cell>
          <table:table-cell table:style-name="Tabela2.C6" table:number-columns-spanned="2" office:value-type="string">
            <text:p text:style-name="P5">AINETE ALCANTARA ROCHA GUED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32, 1152, 282, 292, 2102, 2112, 2122 e 1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A PRODUÇÃO E MATERIAI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E PESSO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FINANC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GERENC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COMERCIAL E TRIBUTÁRIO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TRABALHIST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CONOMIA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STATÍS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DE VENDA E MARKETING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INFORMÁ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6/07/2012 15:37:17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